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 Vol Monthly Regular ||Vol: C: - Development ||Zone: ProgramsData - ProgramsData ||Step: File Actions started. ||Zone: 7.000000 (7.000000) of 20.000000 ||Server: VolRavenPc - <text:s/>started on 2021-11-23 23:48:32 0:00:00 ||VolumeUsed: 14818616770.559998 of <text:s text:c="2"/>978,856,534,016</text:p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1.000000 0.000000 0:00:01 Boot Boot</text:p>
      <text:p text:style-name="Standard"><text:tab/>s-( size 208.041262 / actual gap 375.260325 / act size 583.301587) </text:p>
      <text:p text:style-name="Standard"><text:tab/>z [begin 0.000000 / <text:s/>zone end 208.041262 / act end 583.301587]</text:p>
      <text:p text:style-name="Standard"><text:tab/>g &lt; used 375.260325 / gap unused 15588.747085 / round up 0.010000&gt;</text:p>
      <text:p text:style-name="Standard"><text:tab/>s-( size 0.000000 / actual gap 358.707969 / act size 358.707969) </text:p>
      <text:p text:style-name="Standard"><text:tab/>z [begin 224.593618 / <text:s/>zone end 224.593618 / act end 583.301587]</text:p>
      <text:p text:style-name="Standard"><text:tab/>g &lt; used 358.707969 / gap unused 15593.316282 / round up 0.010000&gt;</text:p>
      <text:p text:style-name="Standard">Zone: 2.000000 0.000000 0:00:02 BootData BootData</text:p>
      <text:p text:style-name="Standard"><text:tab/>s-( size 17.482793 / actual gap 565.818906 / act size 583.301699) </text:p>
      <text:p text:style-name="Standard"><text:tab/>z [begin 583.301475 / <text:s/>zone end 600.784268 / act end 1166.603174]</text:p>
      <text:p text:style-name="Standard"><text:tab/>g &lt; used 565.818906 / gap unused 15234.608426 / round up 0.010000&gt;</text:p>
      <text:p text:style-name="Standard"><text:tab/>s-( size 0.000000 / actual gap 565.818906 / act size 565.818906) </text:p>
      <text:p text:style-name="Standard"><text:tab/>z [begin 600.784268 / <text:s/>zone end 600.784268 / act end 1166.603174]</text:p>
      <text:p text:style-name="Standard"><text:tab/>g &lt; used 565.818906 / gap unused 15234.608426 / round up 0.010000&gt;</text:p>
      <text:p text:style-name="Standard">Zone: 3.000000 0.000000 0:00:02 ProgramHints ProgramHints</text:p>
      <text:p text:style-name="Standard">Zone: 4.000000 0.000000 0:00:02 ProgramHintsData ProgramHintsData</text:p>
      <text:p text:style-name="Standard">Zone: 5.000000 0.000000 0:00:03 Programs Programs</text:p>
      <text:p text:style-name="Standard"><text:tab/>s-( size 3737.424680 / actual gap 928.988242 / act size 4666.412921) </text:p>
      <text:p text:style-name="Standard"><text:tab/>z [begin 1166.602950 / <text:s/>zone end 4904.027629 / act end 5833.015871]</text:p>
      <text:p text:style-name="Standard"><text:tab/>g &lt; used 928.988242 / gap unused 14667.559820 / round up 0.020000&gt;</text:p>
      <text:p text:style-name="Standard"><text:tab/>s-( size 0.000000 / actual gap 743.514714 / act size 743.514714) </text:p>
      <text:p text:style-name="Standard"><text:tab/>z [begin 5089.501158 / <text:s/>zone end 5089.501158 / act end 5833.015872]</text:p>
      <text:p text:style-name="Standard"><text:tab/>g &lt; used 743.514714 / gap unused 14673.022842 / round up 0.020000&gt;</text:p>
      <text:p text:style-name="Standard">Zone: 6.000000 0.000000 0:00:03 ProgramsWindows !ZoneLabelProgramsWidows!</text:p>
      <text:p text:style-name="Standard"><text:tab/>s-( size 1662.626411 / actual gap 670.580084 / act size 2333.206495) </text:p>
      <text:p text:style-name="Standard"><text:tab/>z [begin 5833.015725 / <text:s/>zone end 7495.642136 / act end 8166.222220]</text:p>
      <text:p text:style-name="Standard"><text:tab/>g &lt; used 670.580084 / gap unused 13906.362313 / round up 0.020000&gt;</text:p>
      <text:p text:style-name="Standard"><text:tab/>s-( size 0.000000 / actual gap 667.976471 / act size 667.976471) </text:p>
      <text:p text:style-name="Standard"><text:tab/>z [begin 7498.245748 / <text:s/>zone end 7498.245748 / act end 8166.222219]</text:p>
      <text:p text:style-name="Standard"><text:tab/>g &lt; used 667.976471 / gap unused 13906.991065 / round up 0.020000&gt;</text:p>
      <text:p text:style-name="Standard">Zone: 7.000000 0.000000 0:00:04 ProgramsData ProgramsData</text:p>
      <text:p text:style-name="Standard"><text:tab/>s-( size 283.560427 / actual gap 883.042855 / act size 1166.603282) </text:p>
      <text:p text:style-name="Standard"><text:tab/>z [begin 8166.222112 / <text:s/>zone end 8449.782539 / act end 9332.825394]</text:p>
      <text:p text:style-name="Standard"><text:tab/>g &lt; used 883.042855 / gap unused 13238.555341 / round up 0.020000&gt;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<text:s text:c="4"/></text:p>
      <text:p text:style-name="Standard"><text:soft-page-break/>----------------------------------------------------------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6.000000 ProgramsWindows !ZoneLabelProgramsWidows!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667.976471 (1.145165%)</text:p>
      <text:p text:style-name="Standard"><text:s text:c="16"/>Total: 667.976471 (14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7498.245748 (0.000001%)</text:p>
      <text:p text:style-name="Standard"><text:s text:c="12"/>Files End: 7498.245748</text:p>
      <text:p text:style-name="Standard"><text:s text:c="13"/>Zone End: 8166.22222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145165% (667.976471)</text:p>
      <text:p text:style-name="Standard"><text:s text:c="17"/></text:p>
      <text:p text:style-name="Standard"><text:s text:c="15"/>The desired min gap size. (GapRequested): 114.218528 <text:s/>(Loc) 7612.464277</text:p>
      <text:p text:style-name="Standard"><text:s text:c="14"/>Must be half the zone size. (GapAdjusted): 0.000000 <text:s/>(---) 7498.245748</text:p>
      <text:p text:style-name="Standard"><text:s text:c="15"/>Align to the volume evenly. (GapRounded): 667.976471 <text:s/>(---) 8166.222220</text:p>
      <text:p text:style-name="Standard"><text:s text:c="10"/>The remaining space available. (GapAvailable): 13906.991065 <text:s/>(---) 21405.236814</text:p>
      <text:p text:style-name="Standard"><text:s text:c="6"/>The lower of adjusted and available. (GapCurrent): 667.976471 <text:s/>(---) 8166.222220</text:p>
      <text:p text:style-name="Standard"><text:s text:c="4"/>(GapCurrent) after any code you inserted. (GapUsed): 667.976471 <text:s/>(---) 8166.22222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500419874.395668 (1.174883%)</text:p>
      <text:p text:style-name="Standard"><text:s text:c="19"/>Total Used: 81836842352.640030 (31.239510%)</text:p>
      <text:p text:style-name="Standard"><text:s text:c="9"/>Volume Used by Zones: 11209520906.240005 (1.14516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<text:soft-page-break/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oft-page-break/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oft-page-break/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><text:soft-page-break/></text:p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<text:soft-page-break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!Title! started.</text:p>
      <text:p text:style-name="Standard">2021-11-23 23:48:33.</text:p>
      <text:p text:style-name="Standard">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Divisor: <text:s text:c="11"/>(4097.000000)</text:p>
      <text:p text:style-name="Standard"><text:s text:c="3"/>Curr: <text:s text:c="11"/>(-1.000000) </text:p>
      <text:p text:style-name="Standard">BytesPerCluster: <text:s text:c="3"/>( <text:s text:c="15"/>0)</text:p>
      <text:p text:style-name="Standard"><text:s text:c="10"/>Volume Size: <text:s text:c="8"/>978,856,534,016 (-978856534016.000000)</text:p>
      <text:p text:style-name="Standard"><text:s text:c="10"/>Volume Used: <text:s text:c="8"/>717,284,700,160 (-717284700160.000000)</text:p>
      <text:p text:style-name="Standard"><text:s text:c="10"/>Volume Free: <text:s text:c="8"/>261,571,833,856, (-261571833856.000000)</text:p>
      <text:p text:style-name="Standard"><text:s text:c="9"/></text:p>
      <text:p text:style-name="Standard"><text:s text:c="5"/>Volume Used Calc: <text:s text:c="6"/>0.000000 (-261571833856.000000)</text:p>
      <text:p text:style-name="Standard"><text:s text:c="6"/>Volume Free Adj: <text:s text:c="6"/>191674129862.46207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oft-page-break/><text:s text:c="6"/>Fragmented Data: <text:s text:c="22"/>0 bytes</text:p>
      <text:p text:style-name="Standard"/>
      <text:p text:style-name="Standard"><text:s text:c="13"/>All Gaps: <text:s text:c="17"/>51,128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Programs </text:p>
      <text:p text:style-name="Standard"><text:s text:c="13"/>Location: <text:s text:c="6"/>29365696020.480000 </text:p>
      <text:p text:style-name="Standard"><text:s text:c="17"/>Size: <text:s text:c="22"/>0 </text:p>
      <text:p text:style-name="Standard"><text:s text:c="18"/>Gap: <text:s text:c="6"/>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51,129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oft-page-break/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46,178 <text:s text:c="10"/>90.3167%</text:p>
      <text:p text:style-name="Standard"><text:s text:c="3"/>Big gaps <text:s text:c="16"/>4,951 <text:s text:c="11"/>9.6833%</text:p>
      <text:p text:style-name="Standard"><text:s text:c="16"/>----------------- -----------------</text:p>
      <text:p text:style-name="Standard"><text:s text:c="3"/>All gaps <text:s text:c="15"/>51,129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0"/>10.3233%</text:p>
      <text:p text:style-name="Standard"><text:s text:c="3"/>Big gaps <text:s text:c="20"/>0 <text:s text:c="11"/>0.0000 <text:s text:c="10"/>89.6767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20%</text:p>
      <text:p text:style-name="Standard"><text:s text:c="3"/>Median gap <text:s text:c="18"/>0 <text:s text:c="11"/>0.0000 <text:s text:c="11"/>0.0001%</text:p>
      <text:p text:style-name="Standard"><text:s text:c="3"/>Biggest gap <text:s text:c="17"/>0 <text:s text:c="11"/>0.0000 <text:s text:c="11"/>2.6218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<text:soft-page-break/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<text:soft-page-break/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3 23:48:33.</text:p>
      <text:p text:style-name="Standard">.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!Title! started.</text:p>
      <text:p text:style-name="Standard">2021-11-23 23:48:33.</text:p>
      <text:p text:style-name="Standard">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Divisor: <text:s text:c="11"/>(4097.000000)</text:p>
      <text:p text:style-name="Standard"><text:s text:c="3"/>Curr: <text:s text:c="11"/>(-1.000000) </text:p>
      <text:p text:style-name="Standard">BytesPerCluster: <text:s text:c="3"/>( <text:s text:c="15"/>0)</text:p>
      <text:p text:style-name="Standard"><text:s text:c="10"/>Volume Size: <text:s text:c="8"/>978,856,534,016 (-978856534016.000000)</text:p>
      <text:p text:style-name="Standard"><text:s text:c="10"/>Volume Used: <text:s text:c="8"/>717,284,700,160 (-717284700160.000000)</text:p>
      <text:p text:style-name="Standard"><text:s text:c="10"/>Volume Free: <text:s text:c="8"/>261,571,833,856, (-261571833856.000000)</text:p>
      <text:p text:style-name="Standard"><text:s text:c="9"/></text:p>
      <text:p text:style-name="Standard"><text:s text:c="5"/>Volume Used Calc: <text:s text:c="6"/>0.000000 (-261571833856.000000)</text:p>
      <text:p text:style-name="Standard"><text:s text:c="6"/>Volume Free Adj: <text:s text:c="6"/>191674129862.46207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51,128</text:p>
      <text:p text:style-name="Standard"><text:s text:c="13"/>All gaps: <text:s text:c="22"/>0 bytes</text:p>
      <text:p text:style-name="Standard"><text:soft-page-break/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Programs </text:p>
      <text:p text:style-name="Standard"><text:s text:c="13"/>Location: <text:s text:c="6"/>29365696020.480000 </text:p>
      <text:p text:style-name="Standard"><text:s text:c="17"/>Size: <text:s text:c="22"/>0 </text:p>
      <text:p text:style-name="Standard"><text:s text:c="18"/>Gap: <text:s text:c="6"/>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51,129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oft-page-break/><text:s text:c="3"/>Small gaps <text:s text:c="13"/>46,178 <text:s text:c="10"/>90.3167%</text:p>
      <text:p text:style-name="Standard"><text:s text:c="3"/>Big gaps <text:s text:c="16"/>4,951 <text:s text:c="11"/>9.6833%</text:p>
      <text:p text:style-name="Standard"><text:s text:c="16"/>----------------- -----------------</text:p>
      <text:p text:style-name="Standard"><text:s text:c="3"/>All gaps <text:s text:c="15"/>51,129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0"/>10.3233%</text:p>
      <text:p text:style-name="Standard"><text:s text:c="3"/>Big gaps <text:s text:c="20"/>0 <text:s text:c="11"/>0.0000 <text:s text:c="10"/>89.6767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20%</text:p>
      <text:p text:style-name="Standard"><text:s text:c="3"/>Median gap <text:s text:c="18"/>0 <text:s text:c="11"/>0.0000 <text:s text:c="11"/>0.0001%</text:p>
      <text:p text:style-name="Standard"><text:s text:c="3"/>Biggest gap <text:s text:c="17"/>0 <text:s text:c="11"/>0.0000 <text:s text:c="11"/>2.6218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oft-page-break/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3 23:48:33.</text:p>
      <text:p text:style-name="Standard">.</text:p>
      <text:p text:style-name="Standard">Divisor: <text:s text:c="11"/>(4097.000000)</text:p>
      <text:p text:style-name="Standard"><text:s text:c="3"/>Curr: <text:s text:c="11"/>(16781311.000000) </text:p>
      <text:p text:style-name="Standard">BytesPerCluster: <text:s text:c="3"/>( <text:s text:c="11"/>4,096)</text:p>
      <text:p text:style-name="Standard"><text:s text:c="10"/>Volume Size: <text:s text:c="8"/>978,856,534,016 (58330.158711)</text:p>
      <text:p text:style-name="Standard"><text:s text:c="10"/>Volume Used: <text:s text:c="8"/>717,939,195,904 (42782.068451)</text:p>
      <text:p text:style-name="Standard"><text:s text:c="10"/>Volume Free: <text:s text:c="8"/>260,917,338,112, (15548.090260)</text:p>
      <text:p text:style-name="Standard"><text:s text:c="9"/></text:p>
      <text:p text:style-name="Standard"><text:s text:c="5"/>Volume Used Calc: <text:s text:c="6"/>29365696020.480000 (15548.090260)</text:p>
      <text:p text:style-name="Standard"><text:s text:c="6"/>Volume Free Adj: <text:s text:c="6"/>191673664573.261140</text:p>
      <text:p text:style-name="Standard"><text:s text:c="4"/>Bytes per cluster: <text:s text:c="18"/>4,096 bytes</text:p>
      <text:p text:style-name="Standard"/>
      <text:p text:style-name="Standard"><text:s text:c="3"/>Unfragmented Items: <text:s text:c="14"/>2,208,639</text:p>
      <text:p text:style-name="Standard"><text:s text:c="5"/>Fragmented Items: <text:s text:c="18"/>8,191</text:p>
      <text:p text:style-name="Standard"/>
      <text:p text:style-name="Standard"><text:s text:c="4"/>Unfragmented Data: <text:s text:c="8"/>557,859,250,176 bytes</text:p>
      <text:p text:style-name="Standard"><text:s text:c="6"/>Fragmented Data: <text:s text:c="8"/>159,405,502,464 bytes</text:p>
      <text:p text:style-name="Standard"/>
      <text:p text:style-name="Standard"><text:s text:c="13"/>All Gaps: <text:s text:c="17"/>51,118</text:p>
      <text:p text:style-name="Standard"><text:s text:c="13"/>All gaps: <text:s text:c="8"/>260,938,637,312 bytes</text:p>
      <text:p text:style-name="Standard"><text:s text:c="10"/>Average gap: <text:s text:c="14"/>5,103,616 bytes</text:p>
      <text:p text:style-name="Standard"><text:s text:c="11"/>Median gap: <text:s text:c="16"/>212,992 bytes</text:p>
      <text:p text:style-name="Standard"><text:s text:c="10"/>Biggest gap: <text:s text:c="10"/>6,858,518,528 bytes</text:p>
      <text:p text:style-name="Standard"/>
      <text:p text:style-name="Standard"><text:s text:c="13"/>MFT Zone: <text:s text:c="6"/>Programs </text:p>
      <text:p text:style-name="Standard"><text:s text:c="13"/>Location: <text:s text:c="6"/>29365696020.480000 </text:p>
      <text:p text:style-name="Standard"><text:s text:c="17"/>Size: <text:s text:c="22"/>0 </text:p>
      <text:p text:style-name="Standard"><text:s text:c="18"/>Gap: <text:s text:c="6"/>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!Title! started.</text:p>
      <text:p text:style-name="Standard">2021-11-23 23:48:33.</text:p>
      <text:p text:style-name="Standard">.</text:p>
      <text:p text:style-name="Standard">.</text:p>
      <text:p text:style-name="Standard">Volume: C:</text:p>
      <text:p text:style-name="Standard">.</text:p>
      <text:p text:style-name="Standard"><text:soft-page-break/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Divisor: <text:s text:c="11"/>(4097.000000)</text:p>
      <text:p text:style-name="Standard"><text:s text:c="3"/>Curr: <text:s text:c="11"/>(-1.000000) </text:p>
      <text:p text:style-name="Standard">BytesPerCluster: <text:s text:c="3"/>( <text:s text:c="15"/>0)</text:p>
      <text:p text:style-name="Standard"><text:s text:c="10"/>Volume Size: <text:s text:c="8"/>978,856,534,016 (-978856534016.000000)</text:p>
      <text:p text:style-name="Standard"><text:s text:c="10"/>Volume Used: <text:s text:c="8"/>717,284,700,160 (-717284700160.000000)</text:p>
      <text:p text:style-name="Standard"><text:s text:c="10"/>Volume Free: <text:s text:c="8"/>261,571,833,856, (-261571833856.000000)</text:p>
      <text:p text:style-name="Standard"><text:s text:c="9"/></text:p>
      <text:p text:style-name="Standard"><text:s text:c="5"/>Volume Used Calc: <text:s text:c="6"/>0.000000 (-261571833856.000000)</text:p>
      <text:p text:style-name="Standard"><text:s text:c="6"/>Volume Free Adj: <text:s text:c="6"/>191674129862.46207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51,128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Programs </text:p>
      <text:p text:style-name="Standard"><text:s text:c="13"/>Location: <text:s text:c="6"/>29365696020.480000 </text:p>
      <text:p text:style-name="Standard"><text:s text:c="17"/>Size: <text:s text:c="22"/>0 </text:p>
      <text:p text:style-name="Standard"><text:s text:c="18"/>Gap: <text:s text:c="6"/>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<text:soft-page-break/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51,129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46,178 <text:s text:c="10"/>90.3167%</text:p>
      <text:p text:style-name="Standard"><text:s text:c="3"/>Big gaps <text:s text:c="16"/>4,951 <text:s text:c="11"/>9.6833%</text:p>
      <text:p text:style-name="Standard"><text:s text:c="16"/>----------------- -----------------</text:p>
      <text:p text:style-name="Standard"><text:s text:c="3"/>All gaps <text:s text:c="15"/>51,129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0"/>10.3233%</text:p>
      <text:p text:style-name="Standard"><text:s text:c="3"/>Big gaps <text:s text:c="20"/>0 <text:s text:c="11"/>0.0000 <text:s text:c="10"/>89.6767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20%</text:p>
      <text:p text:style-name="Standard"><text:s text:c="3"/>Median gap <text:s text:c="18"/>0 <text:s text:c="11"/>0.0000 <text:s text:c="11"/>0.0001%</text:p>
      <text:p text:style-name="Standard"><text:s text:c="3"/>Biggest gap <text:s text:c="17"/>0 <text:s text:c="11"/>0.0000 <text:s text:c="11"/>2.6218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<text:soft-page-break/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<text:soft-page-break/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3 23:48:33.</text:p>
      <text:p text:style-name="Standard">.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<text:soft-page-break/>Bytes per cluster: <text:s text:c="21"/>4,096 bytes</text:p>
      <text:p text:style-name="Standard">Average end-begin distance: <text:s text:c="7"/>5,586.2681 clusters</text:p>
      <text:p text:style-name="Standard"><text:s text:c="39"/>0.0023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208,639</text:p>
      <text:p text:style-name="Standard"><text:s text:c="2"/>Fragmented Items: <text:s text:c="12"/>8,191</text:p>
      <text:p text:style-name="Standard"><text:s/>Unfragmented Data: <text:s text:c="2"/>557,859,250,176 bytes</text:p>
      <text:p text:style-name="Standard"><text:s text:c="3"/>Fragmented Data: <text:s text:c="2"/>159,405,502,464 bytes</text:p>
      <text:p text:style-name="Standard">Gaps:</text:p>
      <text:p text:style-name="Standard"><text:s text:c="10"/>All Gaps: <text:s text:c="11"/>51,118</text:p>
      <text:p text:style-name="Standard"><text:s text:c="10"/>All gaps: <text:s text:c="2"/>260,938,637,312 bytes</text:p>
      <text:p text:style-name="Standard"><text:s text:c="7"/>Average gap: <text:s text:c="8"/>5,103,616 bytes</text:p>
      <text:p text:style-name="Standard"><text:s text:c="8"/>Median gap: <text:s text:c="10"/>212,992 bytes</text:p>
      <text:p text:style-name="Standard"><text:s text:c="7"/>Biggest gap: <text:s text:c="4"/>6,858,518,528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46,194 <text:s text:c="10"/>90.3674%</text:p>
      <text:p text:style-name="Standard"><text:s text:c="3"/>Big gaps <text:s text:c="16"/>4,924 <text:s text:c="11"/>9.6326%</text:p>
      <text:p text:style-name="Standard"><text:s text:c="16"/>----------------- -----------------</text:p>
      <text:p text:style-name="Standard"><text:s text:c="3"/>All gaps <text:s text:c="15"/>51,118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5"/>26,890,547,200 <text:s text:c="10"/>25.0438 <text:s text:c="10"/>10.3053%</text:p>
      <text:p text:style-name="Standard"><text:s text:c="3"/>Big gaps <text:s text:c="6"/>234,048,090,112 <text:s text:c="9"/>217.9743 <text:s text:c="10"/>89.6947%</text:p>
      <text:p text:style-name="Standard"><text:s text:c="16"/>----------------- ----------------- -----------------</text:p>
      <text:p text:style-name="Standard"><text:s text:c="3"/>All gaps <text:s text:c="6"/>260,938,637,312 <text:s text:c="9"/>243.0180 <text:s text:c="9"/>100.0000%</text:p>
      <text:p text:style-name="Standard"/>
      <text:p text:style-name="Standard"><text:s text:c="3"/>Average gap <text:s text:c="9"/>5,103,616 <text:s text:c="11"/>0.0048 <text:s text:c="11"/>0.0020%</text:p>
      <text:p text:style-name="Standard"><text:s text:c="3"/>Median gap <text:s text:c="12"/>212,992 <text:s text:c="11"/>0.0002 <text:s text:c="11"/>0.0001%</text:p>
      <text:p text:style-name="Standard"><text:s text:c="3"/>Biggest gap <text:s text:c="5"/>6,858,518,528 <text:s text:c="11"/>6.3875 <text:s text:c="11"/>2.6284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<text:soft-page-break/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836,839 <text:s text:c="12"/>7,987 <text:s text:c="8"/>1,844,826</text:p>
      <text:p text:style-name="Standard"><text:s text:c="3"/>Folders <text:s text:c="10"/>371,800 <text:s text:c="14"/>204 <text:s text:c="10"/>372,004</text:p>
      <text:p text:style-name="Standard"><text:s text:c="3"/>------- ----------------- ----------------- -----------------</text:p>
      <text:p text:style-name="Standard"><text:s text:c="3"/>All <text:s text:c="12"/>2,208,639 <text:s text:c="12"/>8,191 <text:s text:c="8"/>2,216,83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2.8588% <text:s text:c="10"/>0.3603% <text:s text:c="9"/>83.2191%</text:p>
      <text:p text:style-name="Standard"><text:s text:c="3"/>Folders <text:s text:c="10"/>16.7717% <text:s text:c="10"/>0.0092% <text:s text:c="9"/>16.7809%</text:p>
      <text:p text:style-name="Standard"><text:s text:c="3"/>------- ----------------- ----------------- -----------------</text:p>
      <text:p text:style-name="Standard"><text:s text:c="3"/>All <text:s text:c="14"/>99.6305% <text:s text:c="10"/>0.3695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56,936,642,560 <text:s text:c="2"/>159,363,878,912 <text:s text:c="2"/>716,300,521,472</text:p>
      <text:p text:style-name="Standard"><text:s text:c="3"/>Folders <text:s text:c="6"/>922,607,616 <text:s text:c="7"/>41,623,552 <text:s text:c="6"/>964,231,168</text:p>
      <text:p text:style-name="Standard"><text:s text:c="3"/>------- ----------------- ----------------- -----------------</text:p>
      <text:p text:style-name="Standard"><text:s text:c="3"/>All <text:s text:c="6"/>557,859,250,176 <text:s text:c="2"/>159,405,502,464 <text:s text:c="2"/>717,264,752,64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18.6877 <text:s text:c="9"/>148.4192 <text:s text:c="9"/>667.1068</text:p>
      <text:p text:style-name="Standard"><text:s text:c="3"/>Folders <text:s text:c="11"/>0.8592 <text:s text:c="11"/>0.0388 <text:s text:c="11"/>0.8980</text:p>
      <text:p text:style-name="Standard"><text:s text:c="3"/>------- ----------------- ----------------- -----------------</text:p>
      <text:p text:style-name="Standard"><text:s text:c="3"/>All <text:s text:c="13"/>519.5469 <text:s text:c="9"/>148.4579 <text:s text:c="9"/>668.0049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7.6473% <text:s text:c="9"/>22.2183% <text:s text:c="9"/>99.8656%</text:p>
      <text:p text:style-name="Standard"><text:s text:c="3"/>Folders <text:s text:c="11"/>0.1286% <text:s text:c="10"/>0.0058% <text:s text:c="10"/>0.1344%</text:p>
      <text:p text:style-name="Standard"><text:s text:c="3"/>------- ----------------- ----------------- -----------------</text:p>
      <text:p text:style-name="Standard"><text:s text:c="3"/>All <text:s text:c="14"/>77.7759% <text:s text:c="9"/>22.2241% <text:s text:c="8"/>100.0000%</text:p>
      <text:p text:style-name="Standard"><text:soft-page-break/></text:p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55,178,863,849 <text:s text:c="2"/>223,664,113,040 <text:s text:c="2"/>778,842,976,889</text:p>
      <text:p text:style-name="Standard"><text:s text:c="3"/>Folders <text:s text:c="6"/>922,577,670 <text:s text:c="7"/>41,623,552 <text:s text:c="6"/>964,201,222</text:p>
      <text:p text:style-name="Standard"><text:s text:c="3"/>------- ----------------- ----------------- -----------------</text:p>
      <text:p text:style-name="Standard"><text:s text:c="3"/>All <text:s text:c="6"/>556,101,441,519 <text:s text:c="2"/>223,705,736,592 <text:s text:c="2"/>779,807,178,111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17.0506 <text:s text:c="9"/>208.3034 <text:s text:c="9"/>725.3540</text:p>
      <text:p text:style-name="Standard"><text:s text:c="3"/>Folders <text:s text:c="11"/>0.8592 <text:s text:c="11"/>0.0388 <text:s text:c="11"/>0.8980</text:p>
      <text:p text:style-name="Standard"><text:s text:c="3"/>------- ----------------- ----------------- -----------------</text:p>
      <text:p text:style-name="Standard"><text:s text:c="3"/>All <text:s text:c="13"/>517.9098 <text:s text:c="9"/>208.3422 <text:s text:c="9"/>726.252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1.1944% <text:s text:c="9"/>28.6820% <text:s text:c="9"/>99.8764%</text:p>
      <text:p text:style-name="Standard"><text:s text:c="3"/>Folders <text:s text:c="11"/>0.1183% <text:s text:c="10"/>0.0053% <text:s text:c="10"/>0.1236%</text:p>
      <text:p text:style-name="Standard"><text:s text:c="3"/>------- ----------------- ----------------- -----------------</text:p>
      <text:p text:style-name="Standard"><text:s text:c="3"/>All <text:s text:c="14"/>71.3127% <text:s text:c="9"/>28.6873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/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58.707969 (0.614961%)</text:p>
      <text:p text:style-name="Standard"><text:s text:c="16"/>Total: 358.707969 (1.000000%)</text:p>
      <text:p text:style-name="Standard"><text:soft-page-break/></text:p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24.593618 (0.000000%)</text:p>
      <text:p text:style-name="Standard"><text:s text:c="12"/>Files End: 224.593618</text:p>
      <text:p text:style-name="Standard"><text:s text:c="13"/>Zone End: 583.301587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14961% (358.707969)</text:p>
      <text:p text:style-name="Standard"><text:s text:c="17"/></text:p>
      <text:p text:style-name="Standard"><text:s text:c="15"/>The desired min gap size. (GapRequested): 57.109264 <text:s/>(Loc) 281.702883</text:p>
      <text:p text:style-name="Standard"><text:s text:c="14"/>Must be half the zone size. (GapAdjusted): 0.000000 <text:s/>(---) 224.593618</text:p>
      <text:p text:style-name="Standard"><text:s text:c="15"/>Align to the volume evenly. (GapRounded): 358.707969 <text:s/>(---) 583.301587</text:p>
      <text:p text:style-name="Standard"><text:s text:c="10"/>The remaining space available. (GapAvailable): 15593.316282 <text:s/>(---) 15817.909900</text:p>
      <text:p text:style-name="Standard"><text:s text:c="6"/>The lower of adjusted and available. (GapCurrent): 358.707969 <text:s/>(---) 583.301587</text:p>
      <text:p text:style-name="Standard"><text:s text:c="4"/>(GapCurrent) after any code you inserted. (GapUsed): 358.707969 <text:s/>(---) 583.30158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916736645.732612 (0.195814%)</text:p>
      <text:p text:style-name="Standard"><text:s text:c="19"/>Total Used: 12316950200.320000 (4.720650%)</text:p>
      <text:p text:style-name="Standard"><text:s text:c="9"/>Volume Used by Zones: 6019589980.160000 (0.61496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58.707969 (0.614961%)</text:p>
      <text:p text:style-name="Standard"><text:s text:c="16"/>Total: 358.707969 (1.000000%)</text:p>
      <text:p text:style-name="Standard"/>
      <text:p text:style-name="Standard"><text:s text:c="8"/>Files/folders: <text:s text:c="16"/>0 (0.000000%) </text:p>
      <text:p text:style-name="Standard"><text:soft-page-break/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24.593618 (0.000000%)</text:p>
      <text:p text:style-name="Standard"><text:s text:c="12"/>Files End: 224.593618</text:p>
      <text:p text:style-name="Standard"><text:s text:c="13"/>Zone End: 583.301587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14961% (358.707969)</text:p>
      <text:p text:style-name="Standard"><text:s text:c="17"/></text:p>
      <text:p text:style-name="Standard"><text:s text:c="15"/>The desired min gap size. (GapRequested): 57.109264 <text:s/>(Loc) 281.702883</text:p>
      <text:p text:style-name="Standard"><text:s text:c="14"/>Must be half the zone size. (GapAdjusted): 0.000000 <text:s/>(---) 224.593618</text:p>
      <text:p text:style-name="Standard"><text:s text:c="15"/>Align to the volume evenly. (GapRounded): 358.707969 <text:s/>(---) 583.301587</text:p>
      <text:p text:style-name="Standard"><text:s text:c="10"/>The remaining space available. (GapAvailable): 15593.316282 <text:s/>(---) 15817.909900</text:p>
      <text:p text:style-name="Standard"><text:s text:c="6"/>The lower of adjusted and available. (GapCurrent): 358.707969 <text:s/>(---) 583.301587</text:p>
      <text:p text:style-name="Standard"><text:s text:c="4"/>(GapCurrent) after any code you inserted. (GapUsed): 358.707969 <text:s/>(---) 583.30158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916736645.732612 (0.195814%)</text:p>
      <text:p text:style-name="Standard"><text:s text:c="19"/>Total Used: 12316950200.320000 (4.720650%)</text:p>
      <text:p text:style-name="Standard"><text:s text:c="9"/>Volume Used by Zones: 6019589980.160000 (0.61496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oft-page-break/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657.893532</text:p>
      <text:p text:style-name="Standard"><text:s text:c="14"/>Must be half the zone size. (GapAdjusted): 0.000000 <text:s/>(---) 600.784268</text:p>
      <text:p text:style-name="Standard"><text:s text:c="15"/>Align to the volume evenly. (GapRounded): 0.000000 <text:s/>(---) 1166.603174</text:p>
      <text:p text:style-name="Standard"><text:s text:c="10"/>The remaining space available. (GapAvailable): 0.000000 <text:s/>(---) 15835.392694</text:p>
      <text:p text:style-name="Standard"><text:s text:c="6"/>The lower of adjusted and available. (GapCurrent): 0.000000 <text:s/>(---) 1166.603174</text:p>
      <text:p text:style-name="Standard"><text:s text:c="4"/>(GapCurrent) after any code you inserted. (GapUsed): 0.000000 <text:s/>(---) 1166.603174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833473291.465224 (0.391628%)</text:p>
      <text:p text:style-name="Standard"><text:s text:c="19"/>Total Used: 31307316264.959999 (11.998865%)</text:p>
      <text:p text:style-name="Standard"><text:s text:c="9"/>Volume Used by Zones: 9495183032.320000 (0.970028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oft-page-break/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657.893532</text:p>
      <text:p text:style-name="Standard"><text:s text:c="14"/>Must be half the zone size. (GapAdjusted): 0.000000 <text:s/>(---) 600.784268</text:p>
      <text:p text:style-name="Standard"><text:s text:c="15"/>Align to the volume evenly. (GapRounded): 0.000000 <text:s/>(---) 1166.603174</text:p>
      <text:p text:style-name="Standard"><text:s text:c="10"/>The remaining space available. (GapAvailable): 0.000000 <text:s/>(---) 15835.392694</text:p>
      <text:p text:style-name="Standard"><text:s text:c="6"/>The lower of adjusted and available. (GapCurrent): 0.000000 <text:s/>(---) 1166.603174</text:p>
      <text:p text:style-name="Standard"><text:s text:c="4"/>(GapCurrent) after any code you inserted. (GapUsed): 0.000000 <text:s/>(---) 1166.603174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833473291.465224 (0.391628%)</text:p>
      <text:p text:style-name="Standard"><text:s text:c="19"/>Total Used: 31307316264.959999 (11.998865%)</text:p>
      <text:p text:style-name="Standard"><text:s text:c="9"/>Volume Used by Zones: 9495183032.320000 (0.970028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oft-page-break/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743.514714 (1.274666%)</text:p>
      <text:p text:style-name="Standard"><text:s text:c="16"/>Total: 743.514714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5089.501158 (0.000001%)</text:p>
      <text:p text:style-name="Standard"><text:s text:c="12"/>Files End: 5089.501158</text:p>
      <text:p text:style-name="Standard"><text:s text:c="13"/>Zone End: 5833.015871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274666% (743.514714)</text:p>
      <text:p text:style-name="Standard"><text:s text:c="17"/></text:p>
      <text:p text:style-name="Standard"><text:s text:c="15"/>The desired min gap size. (GapRequested): 114.218528 <text:s/>(Loc) 5203.719686</text:p>
      <text:p text:style-name="Standard"><text:s text:c="14"/>Must be half the zone size. (GapAdjusted): 0.000000 <text:s/>(---) 5089.501158</text:p>
      <text:p text:style-name="Standard"><text:s text:c="15"/>Align to the volume evenly. (GapRounded): 743.514714 <text:s/>(---) 5833.015871</text:p>
      <text:p text:style-name="Standard"><text:s text:c="10"/>The remaining space available. (GapAvailable): 14673.022842 <text:s/>(---) 19762.523999</text:p>
      <text:p text:style-name="Standard"><text:s text:c="6"/>The lower of adjusted and available. (GapCurrent): 743.514714 <text:s/>(---) 5833.015871</text:p>
      <text:p text:style-name="Standard"><text:s text:c="4"/>(GapCurrent) after any code you inserted. (GapUsed): 743.514714 <text:s/>(---) 5833.015871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666946582.930446 (0.783255%)</text:p>
      <text:p text:style-name="Standard"><text:s text:c="19"/>Total Used: 59374108508.160011 (22.764970%)</text:p>
      <text:p text:style-name="Standard"><text:s text:c="9"/>Volume Used by Zones: 12477151641.600006 (1.27466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# Blobs start.</text:p>
      <text:p text:style-name="Standard"><text:soft-page-break/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oft-page-break/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oft-page-break/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oft-page-break/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<text:soft-page-break/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743.514714 (1.274666%)</text:p>
      <text:p text:style-name="Standard"><text:s text:c="16"/>Total: 743.514714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5089.501158 (0.000001%)</text:p>
      <text:p text:style-name="Standard"><text:s text:c="12"/>Files End: 5089.501158</text:p>
      <text:p text:style-name="Standard"><text:s text:c="13"/>Zone End: 5833.015871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274666% (743.514714)</text:p>
      <text:p text:style-name="Standard"><text:s text:c="17"/></text:p>
      <text:p text:style-name="Standard"><text:s text:c="15"/>The desired min gap size. (GapRequested): 114.218528 <text:s/>(Loc) 5203.719686</text:p>
      <text:p text:style-name="Standard"><text:s text:c="14"/>Must be half the zone size. (GapAdjusted): 0.000000 <text:s/>(---) 5089.501158</text:p>
      <text:p text:style-name="Standard"><text:s text:c="15"/>Align to the volume evenly. (GapRounded): 743.514714 <text:s/>(---) 5833.015871</text:p>
      <text:p text:style-name="Standard"><text:s text:c="10"/>The remaining space available. (GapAvailable): 14673.022842 <text:s/>(---) 19762.523999</text:p>
      <text:p text:style-name="Standard"><text:s text:c="6"/>The lower of adjusted and available. (GapCurrent): 743.514714 <text:s/>(---) 5833.015871</text:p>
      <text:p text:style-name="Standard"><text:soft-page-break/><text:s text:c="4"/>(GapCurrent) after any code you inserted. (GapUsed): 743.514714 <text:s/>(---) 5833.015871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666946582.930446 (0.783255%)</text:p>
      <text:p text:style-name="Standard"><text:s text:c="19"/>Total Used: 59374108508.160011 (22.764970%)</text:p>
      <text:p text:style-name="Standard"><text:s text:c="9"/>Volume Used by Zones: 12477151641.600006 (1.27466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<text:soft-page-break/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<text:soft-page-break/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<text:soft-page-break/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oft-page-break/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667.976471 (1.145165%)</text:p>
      <text:p text:style-name="Standard"><text:s text:c="16"/>Total: 667.976471 (14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oft-page-break/><text:s text:c="3"/>------------------------</text:p>
      <text:p text:style-name="Standard"><text:s text:c="11"/>Zone Start: 7498.245748 (0.000001%)</text:p>
      <text:p text:style-name="Standard"><text:s text:c="12"/>Files End: 7498.245748</text:p>
      <text:p text:style-name="Standard"><text:s text:c="13"/>Zone End: 8166.22222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145165% (667.976471)</text:p>
      <text:p text:style-name="Standard"><text:s text:c="17"/></text:p>
      <text:p text:style-name="Standard"><text:s text:c="15"/>The desired min gap size. (GapRequested): 114.218528 <text:s/>(Loc) 7612.464277</text:p>
      <text:p text:style-name="Standard"><text:s text:c="14"/>Must be half the zone size. (GapAdjusted): 0.000000 <text:s/>(---) 7498.245748</text:p>
      <text:p text:style-name="Standard"><text:s text:c="15"/>Align to the volume evenly. (GapRounded): 667.976471 <text:s/>(---) 8166.222220</text:p>
      <text:p text:style-name="Standard"><text:s text:c="10"/>The remaining space available. (GapAvailable): 13906.991065 <text:s/>(---) 21405.236814</text:p>
      <text:p text:style-name="Standard"><text:s text:c="6"/>The lower of adjusted and available. (GapCurrent): 667.976471 <text:s/>(---) 8166.222220</text:p>
      <text:p text:style-name="Standard"><text:s text:c="4"/>(GapCurrent) after any code you inserted. (GapUsed): 667.976471 <text:s/>(---) 8166.22222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500419874.395668 (1.174883%)</text:p>
      <text:p text:style-name="Standard"><text:s text:c="19"/>Total Used: 81836842352.640030 (31.239510%)</text:p>
      <text:p text:style-name="Standard"><text:s text:c="9"/>Volume Used by Zones: 11209520906.240005 (1.14516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oft-page-break/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oft-page-break/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oft-page-break/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oft-page-break/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<text:soft-page-break/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24T09:19:57.51</meta:creation-date>
    <dc:date>2021-11-24T19:40:01.52</dc:date>
    <dc:creator>David G Horsman</dc:creator>
    <meta:editing-duration>PT10H20M10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43" meta:paragraph-count="1846" meta:word-count="5328" meta:character-count="64937"/>
  </office:meta>
</office:document-meta>
</file>